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shapes>
          <draw:frame draw:z-index="0" draw:style-name="gr1" draw:text-style-name="P1" svg:width="160.01mm" svg:height="89.88mm" svg:x="207.31mm" svg:y="5.38mm">
            <draw:object draw:notify-on-update-of-ranges="0_100.B3:0_100.B6 0_100.C2:0_100.C2 0_100.C3:0_100.C6 0_100.B3:0_100.B6 0_100.D2:0_100.D2 0_100.D3:0_100.D6 0_100.B3:0_100.B6 0_100.E2:0_100.E2 0_100.E3:0_100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01mm" svg:height="89.88mm" svg:x="204.96mm" svg:y="104.29mm">
            <draw:object draw:notify-on-update-of-ranges="0_100.B9:0_100.B12 0_100.C8:0_100.C8 0_100.C9:0_100.C12 0_100.B9:0_100.B12 0_100.D8:0_100.D8 0_100.D9:0_100.D12 0_100.B9:0_100.B12 0_100.E8:0_100.E8 0_100.E9:0_100.E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0.01mm" svg:height="89.88mm" svg:x="11.93mm" svg:y="130.09mm">
            <draw:object draw:notify-on-update-of-ranges="0_100.B17:0_100.B20 0_100.C16:0_100.C16 0_100.C17:0_100.C20 0_100.B17:0_100.B20 0_100.D16:0_100.D16 0_100.D17:0_100.D20 0_100.B17:0_100.B20 0_100.E16:0_100.E16 0_100.E17:0_100.E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60.01mm" svg:height="89.88mm" svg:x="180.89mm" svg:y="209.01mm">
            <draw:object draw:notify-on-update-of-ranges="0_100.B23:0_100.B26 0_100.C22:0_100.C22 0_100.C23:0_100.C26 0_100.B23:0_100.B26 0_100.D22:0_100.D22 0_100.D23:0_100.D26 0_100.B23:0_100.B26 0_100.E22:0_100.E22 0_100.E23:0_100.E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BLISHER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rvall</text:p>
          </table:table-cell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25294325" calcext:value-type="float">
            <text:p>0,525294325</text:p>
          </table:table-cell>
          <table:table-cell office:value-type="float" office:value="0.976883641666667" calcext:value-type="float">
            <text:p>0,976883641666667</text:p>
          </table:table-cell>
          <table:table-cell office:value-type="float" office:value="1.08755684166667" calcext:value-type="float">
            <text:p>1,0875568416666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2786818" calcext:value-type="float">
            <text:p>0,2786818</text:p>
          </table:table-cell>
          <table:table-cell office:value-type="float" office:value="0.278712075" calcext:value-type="float">
            <text:p>0,278712075</text:p>
          </table:table-cell>
          <table:table-cell office:value-type="float" office:value="0.0226514416666667" calcext:value-type="float">
            <text:p>0,022651441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582444666666667" calcext:value-type="float">
            <text:p>0,058244466666667</text:p>
          </table:table-cell>
          <table:table-cell office:value-type="float" office:value="0.0259314666666667" calcext:value-type="float">
            <text:p>0,025931466666667</text:p>
          </table:table-cell>
          <table:table-cell office:value-type="float" office:value="0.0129821083333333" calcext:value-type="float">
            <text:p>0,01298210833333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vall</text:p>
          </table:table-cell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969463.4666667" calcext:value-type="float">
            <text:p>18969463,4666667</text:p>
          </table:table-cell>
          <table:table-cell office:value-type="float" office:value="1705779.2" calcext:value-type="float">
            <text:p>1705779,2</text:p>
          </table:table-cell>
          <table:table-cell office:value-type="float" office:value="7067955.2" calcext:value-type="float">
            <text:p>7067955,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8905019.7333333" calcext:value-type="float">
            <text:p>18905019,7333333</text:p>
          </table:table-cell>
          <table:table-cell office:value-type="float" office:value="1712844.8" calcext:value-type="float">
            <text:p>1712844,8</text:p>
          </table:table-cell>
          <table:table-cell office:value-type="float" office:value="6999995.73333333" calcext:value-type="float">
            <text:p>6999995,7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8844364.8" calcext:value-type="float">
            <text:p>18844364,8</text:p>
          </table:table-cell>
          <table:table-cell office:value-type="float" office:value="1705779.2" calcext:value-type="float">
            <text:p>1705779,2</text:p>
          </table:table-cell>
          <table:table-cell office:value-type="float" office:value="7000439.46666667" calcext:value-type="float">
            <text:p>7000439,4666666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UBSCRIB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rvall</text:p>
          </table:table-cell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7048529" calcext:value-type="float">
            <text:p>1,7048529</text:p>
          </table:table-cell>
          <table:table-cell office:value-type="float" office:value="4.25107833333333" calcext:value-type="float">
            <text:p>4,25107833333333</text:p>
          </table:table-cell>
          <table:table-cell office:value-type="float" office:value="4.74636075" calcext:value-type="float">
            <text:p>4,7463607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531367016666667" calcext:value-type="float">
            <text:p>0,531367016666667</text:p>
          </table:table-cell>
          <table:table-cell office:value-type="float" office:value="1.071363075" calcext:value-type="float">
            <text:p>1,071363075</text:p>
          </table:table-cell>
          <table:table-cell office:value-type="float" office:value="0.123003491666667" calcext:value-type="float">
            <text:p>0,123003491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5834595" calcext:value-type="float">
            <text:p>0,05834595</text:p>
          </table:table-cell>
          <table:table-cell office:value-type="float" office:value="0.11342245" calcext:value-type="float">
            <text:p>0,11342245</text:p>
          </table:table-cell>
          <table:table-cell office:value-type="float" office:value="0.0193907583333333" calcext:value-type="float">
            <text:p>0,01939075833333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vall</text:p>
          </table:table-cell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555229.8666667" calcext:value-type="float">
            <text:p>20555229,8666667</text:p>
          </table:table-cell>
          <table:table-cell office:value-type="float" office:value="1872486.4" calcext:value-type="float">
            <text:p>1872486,4</text:p>
          </table:table-cell>
          <table:table-cell office:value-type="float" office:value="7867699.2" calcext:value-type="float">
            <text:p>7867699,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462762.6666667" calcext:value-type="float">
            <text:p>20462762,6666667</text:p>
          </table:table-cell>
          <table:table-cell office:value-type="float" office:value="1815244.8" calcext:value-type="float">
            <text:p>1815244,8</text:p>
          </table:table-cell>
          <table:table-cell office:value-type="float" office:value="7581184" calcext:value-type="float">
            <text:p>758118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200755.2" calcext:value-type="float">
            <text:p>20200755,2</text:p>
          </table:table-cell>
          <table:table-cell office:value-type="float" office:value="1802956.8" calcext:value-type="float">
            <text:p>1802956,8</text:p>
          </table:table-cell>
          <table:table-cell office:value-type="float" office:value="6855168" calcext:value-type="float">
            <text:p>6855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15:29.84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23:50.965000000</dc:date>
    <meta:editing-duration>PT59M18S</meta:editing-duration>
    <meta:editing-cycles>43</meta:editing-cycles>
    <meta:document-statistic meta:table-count="1" meta:cell-count="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title svg:x="4.637cm" svg:y="0.315cm" chart:style-name="ch2">
          <text:p>Publisher 100.000 Bytes Pakete</text:p>
        </chart:title>
        <chart:legend chart:legend-position="end" svg:x="13.134cm" svg:y="3.688cm" style:legend-expansion="high" chart:style-name="ch3"/>
        <chart:plot-area chart:style-name="ch4" table:cell-range-address="0_100.B3:0_100.E6 0_100.C2:0_100.E2" chart:data-source-has-labels="row" svg:x="1.321cm" svg:y="1.299cm" svg:width="11.493cm" svg:height="6.54cm">
          <chartooo:coordinate-region svg:x="2.059cm" svg:y="1.502cm" svg:width="10.372cm" svg:height="5.684cm"/>
          <chart:axis chart:dimension="x" chart:name="primary-x" chart:style-name="ch5">
            <chart:title svg:x="6.131cm" svg:y="8.018cm" chart:style-name="ch6">
              <text:p>Intervall [ms]</text:p>
            </chart:title>
          </chart:axis>
          <chart:axis chart:dimension="y" chart:name="primary-y" chart:style-name="ch5">
            <chart:title svg:x="0.451cm" svg:y="5.23cm" chart:style-name="ch7">
              <text:p>CPU [%]</text:p>
            </chart:title>
            <chart:grid chart:style-name="ch8" chart:class="major"/>
          </chart:axis>
          <chart:series chart:style-name="ch9" chart:values-cell-range-address="0_100.C3:0_100.C6" chart:label-cell-address="0_100.C2:0_100.C2" chart:class="chart:scatter">
            <chart:domain table:cell-range-address="0_100.B3:0_100.B6"/>
            <chart:data-point chart:repeated="4"/>
          </chart:series>
          <chart:series chart:style-name="ch10" chart:values-cell-range-address="0_100.D3:0_100.D6" chart:label-cell-address="0_100.D2:0_100.D2" chart:class="chart:scatter">
            <chart:data-point chart:repeated="4"/>
          </chart:series>
          <chart:series chart:style-name="ch11" chart:values-cell-range-address="0_100.E3:0_100.E6" chart:label-cell-address="0_100.E2:0_100.E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CPU C#</text:p>
                <draw:g>
                  <svg:desc>0_100.C2:0_100.C2</svg:desc>
                </draw:g>
              </table:table-cell>
              <table:table-cell office:value-type="string">
                <text:p>CPU C</text:p>
                <draw:g>
                  <svg:desc>0_100.D2:0_100.D2</svg:desc>
                </draw:g>
              </table:table-cell>
              <table:table-cell office:value-type="string">
                <text:p>CPU C++</text:p>
                <draw:g>
                  <svg:desc>0_100.E2:0_100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0_100.B3:0_100.B6</svg:desc>
                </draw:g>
              </table:table-cell>
              <table:table-cell office:value-type="float" office:value="0.525294325">
                <text:p>0.525294325</text:p>
                <draw:g>
                  <svg:desc>0_100.C3:0_100.C6</svg:desc>
                </draw:g>
              </table:table-cell>
              <table:table-cell office:value-type="float" office:value="0.976883641666667">
                <text:p>0.976883641666667</text:p>
                <draw:g>
                  <svg:desc>0_100.D3:0_100.D6</svg:desc>
                </draw:g>
              </table:table-cell>
              <table:table-cell office:value-type="float" office:value="1.08755684166667">
                <text:p>1.08755684166667</text:p>
                <draw:g>
                  <svg:desc>0_100.E3:0_100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2786818">
                <text:p>0.2786818</text:p>
              </table:table-cell>
              <table:table-cell office:value-type="float" office:value="0.278712075">
                <text:p>0.278712075</text:p>
              </table:table-cell>
              <table:table-cell office:value-type="float" office:value="0.0226514416666667">
                <text:p>0.022651441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582444666666667">
                <text:p>0.0582444666666667</text:p>
              </table:table-cell>
              <table:table-cell office:value-type="float" office:value="0.0259314666666667">
                <text:p>0.0259314666666667</text:p>
              </table:table-cell>
              <table:table-cell office:value-type="float" office:value="0.0129821083333333">
                <text:p>0.012982108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title svg:x="4.499cm" svg:y="0.315cm" chart:style-name="ch2">
          <text:p>Subscriber 100.000 Bytes Pakete</text:p>
        </chart:title>
        <chart:legend chart:legend-position="end" svg:x="13.134cm" svg:y="3.688cm" style:legend-expansion="high" chart:style-name="ch3"/>
        <chart:plot-area chart:style-name="ch4" table:cell-range-address="0_100.B17:0_100.E20 0_100.C16:0_100.E16" chart:data-source-has-labels="row" svg:x="1.321cm" svg:y="1.299cm" svg:width="11.493cm" svg:height="6.54cm">
          <chartooo:coordinate-region svg:x="2.059cm" svg:y="1.501cm" svg:width="10.372cm" svg:height="5.685cm"/>
          <chart:axis chart:dimension="x" chart:name="primary-x" chart:style-name="ch5">
            <chart:title svg:x="6.131cm" svg:y="8.018cm" chart:style-name="ch6">
              <text:p>Intervall [ms]</text:p>
            </chart:title>
          </chart:axis>
          <chart:axis chart:dimension="y" chart:name="primary-y" chart:style-name="ch5">
            <chart:title svg:x="0.451cm" svg:y="5.23cm" chart:style-name="ch7">
              <text:p>CPU [%]</text:p>
            </chart:title>
            <chart:grid chart:style-name="ch8" chart:class="major"/>
          </chart:axis>
          <chart:series chart:style-name="ch9" chart:values-cell-range-address="0_100.C17:0_100.C20" chart:label-cell-address="0_100.C16:0_100.C16" chart:class="chart:scatter">
            <chart:domain table:cell-range-address="0_100.B17:0_100.B20"/>
            <chart:data-point chart:repeated="4"/>
          </chart:series>
          <chart:series chart:style-name="ch10" chart:values-cell-range-address="0_100.D17:0_100.D20" chart:label-cell-address="0_100.D16:0_100.D16" chart:class="chart:scatter">
            <chart:data-point chart:repeated="4"/>
          </chart:series>
          <chart:series chart:style-name="ch11" chart:values-cell-range-address="0_100.E17:0_100.E20" chart:label-cell-address="0_100.E16:0_100.E16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CPU C#</text:p>
                <draw:g>
                  <svg:desc>0_100.C16:0_100.C16</svg:desc>
                </draw:g>
              </table:table-cell>
              <table:table-cell office:value-type="string">
                <text:p>CPU C</text:p>
                <draw:g>
                  <svg:desc>0_100.D16:0_100.D16</svg:desc>
                </draw:g>
              </table:table-cell>
              <table:table-cell office:value-type="string">
                <text:p>CPU C++</text:p>
                <draw:g>
                  <svg:desc>0_100.E16:0_100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0_100.B17:0_100.B20</svg:desc>
                </draw:g>
              </table:table-cell>
              <table:table-cell office:value-type="float" office:value="1.7048529">
                <text:p>1.7048529</text:p>
                <draw:g>
                  <svg:desc>0_100.C17:0_100.C20</svg:desc>
                </draw:g>
              </table:table-cell>
              <table:table-cell office:value-type="float" office:value="4.25107833333333">
                <text:p>4.25107833333333</text:p>
                <draw:g>
                  <svg:desc>0_100.D17:0_100.D20</svg:desc>
                </draw:g>
              </table:table-cell>
              <table:table-cell office:value-type="float" office:value="4.74636075">
                <text:p>4.74636075</text:p>
                <draw:g>
                  <svg:desc>0_100.E17:0_100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531367016666667">
                <text:p>0.531367016666667</text:p>
              </table:table-cell>
              <table:table-cell office:value-type="float" office:value="1.071363075">
                <text:p>1.071363075</text:p>
              </table:table-cell>
              <table:table-cell office:value-type="float" office:value="0.123003491666667">
                <text:p>0.123003491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5834595">
                <text:p>0.05834595</text:p>
              </table:table-cell>
              <table:table-cell office:value-type="float" office:value="0.11342245">
                <text:p>0.11342245</text:p>
              </table:table-cell>
              <table:table-cell office:value-type="float" office:value="0.0193907583333333">
                <text:p>0.019390758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title svg:x="4.499cm" svg:y="0.315cm" chart:style-name="ch2">
          <text:p>Subscriber 100.000 Bytes Pakete</text:p>
        </chart:title>
        <chart:legend chart:legend-position="end" svg:x="13.092cm" svg:y="3.688cm" style:legend-expansion="high" chart:style-name="ch3"/>
        <chart:plot-area chart:style-name="ch4" table:cell-range-address="0_100.B23:0_100.E26 0_100.C22:0_100.E22" chart:data-source-has-labels="row" svg:x="1.321cm" svg:y="1.299cm" svg:width="11.451cm" svg:height="6.54cm">
          <chartooo:coordinate-region svg:x="3.096cm" svg:y="1.501cm" svg:width="9.293cm" svg:height="5.685cm"/>
          <chart:axis chart:dimension="x" chart:name="primary-x" chart:style-name="ch5">
            <chart:title svg:x="6.11cm" svg:y="8.018cm" chart:style-name="ch6">
              <text:p>Intervall [ms]</text:p>
            </chart:title>
          </chart:axis>
          <chart:axis chart:dimension="y" chart:name="primary-y" chart:style-name="ch5">
            <chart:title svg:x="0.451cm" svg:y="5.399cm" chart:style-name="ch7">
              <text:p>Ram [Byte]</text:p>
            </chart:title>
            <chart:grid chart:style-name="ch8" chart:class="major"/>
          </chart:axis>
          <chart:series chart:style-name="ch9" chart:values-cell-range-address="0_100.C23:0_100.C26" chart:label-cell-address="0_100.C22:0_100.C22" chart:class="chart:scatter">
            <chart:domain table:cell-range-address="0_100.B23:0_100.B26"/>
            <chart:data-point chart:repeated="4"/>
          </chart:series>
          <chart:series chart:style-name="ch10" chart:values-cell-range-address="0_100.D23:0_100.D26" chart:label-cell-address="0_100.D22:0_100.D22" chart:class="chart:scatter">
            <chart:data-point chart:repeated="4"/>
          </chart:series>
          <chart:series chart:style-name="ch11" chart:values-cell-range-address="0_100.E23:0_100.E26" chart:label-cell-address="0_100.E22:0_100.E2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RAM C#</text:p>
                <draw:g>
                  <svg:desc>0_100.C22:0_100.C22</svg:desc>
                </draw:g>
              </table:table-cell>
              <table:table-cell office:value-type="string">
                <text:p>RAM C</text:p>
                <draw:g>
                  <svg:desc>0_100.D22:0_100.D22</svg:desc>
                </draw:g>
              </table:table-cell>
              <table:table-cell office:value-type="string">
                <text:p>RAM C++</text:p>
                <draw:g>
                  <svg:desc>0_100.E22:0_100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0_100.B23:0_100.B26</svg:desc>
                </draw:g>
              </table:table-cell>
              <table:table-cell office:value-type="float" office:value="20555229.8666667">
                <text:p>20555229.8666667</text:p>
                <draw:g>
                  <svg:desc>0_100.C23:0_100.C26</svg:desc>
                </draw:g>
              </table:table-cell>
              <table:table-cell office:value-type="float" office:value="1872486.4">
                <text:p>1872486.4</text:p>
                <draw:g>
                  <svg:desc>0_100.D23:0_100.D26</svg:desc>
                </draw:g>
              </table:table-cell>
              <table:table-cell office:value-type="float" office:value="7867699.2">
                <text:p>7867699.2</text:p>
                <draw:g>
                  <svg:desc>0_100.E23:0_100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462762.6666667">
                <text:p>20462762.6666667</text:p>
              </table:table-cell>
              <table:table-cell office:value-type="float" office:value="1815244.8">
                <text:p>1815244.8</text:p>
              </table:table-cell>
              <table:table-cell office:value-type="float" office:value="7581184">
                <text:p>7581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0200755.2">
                <text:p>20200755.2</text:p>
              </table:table-cell>
              <table:table-cell office:value-type="float" office:value="1802956.8">
                <text:p>1802956.8</text:p>
              </table:table-cell>
              <table:table-cell office:value-type="float" office:value="6855168">
                <text:p>6855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title svg:x="4.637cm" svg:y="0.315cm" chart:style-name="ch2">
          <text:p>Publisher 100.000 Bytes Pakete</text:p>
        </chart:title>
        <chart:legend chart:legend-position="end" svg:x="13.092cm" svg:y="3.688cm" style:legend-expansion="high" chart:style-name="ch3"/>
        <chart:plot-area chart:style-name="ch4" table:cell-range-address="0_100.B9:0_100.E12 0_100.C8:0_100.E8" chart:data-source-has-labels="row" svg:x="1.321cm" svg:y="1.299cm" svg:width="11.451cm" svg:height="6.54cm">
          <chartooo:coordinate-region svg:x="2.906cm" svg:y="1.502cm" svg:width="9.293cm" svg:height="5.684cm"/>
          <chart:axis chart:dimension="x" chart:name="primary-x" chart:style-name="ch5">
            <chart:title svg:x="6.11cm" svg:y="8.018cm" chart:style-name="ch6">
              <text:p>Intervall [ms]</text:p>
            </chart:title>
          </chart:axis>
          <chart:axis chart:dimension="y" chart:name="primary-y" chart:style-name="ch5">
            <chart:title svg:x="0.451cm" svg:y="5.399cm" chart:style-name="ch7">
              <text:p>Ram [Byte]</text:p>
            </chart:title>
            <chart:grid chart:style-name="ch8" chart:class="major"/>
          </chart:axis>
          <chart:series chart:style-name="ch9" chart:values-cell-range-address="0_100.C9:0_100.C12" chart:label-cell-address="0_100.C8:0_100.C8" chart:class="chart:scatter">
            <chart:domain table:cell-range-address="0_100.B9:0_100.B12"/>
            <chart:data-point chart:repeated="4"/>
          </chart:series>
          <chart:series chart:style-name="ch10" chart:values-cell-range-address="0_100.D9:0_100.D12" chart:label-cell-address="0_100.D8:0_100.D8" chart:class="chart:scatter">
            <chart:data-point chart:repeated="4"/>
          </chart:series>
          <chart:series chart:style-name="ch11" chart:values-cell-range-address="0_100.E9:0_100.E12" chart:label-cell-address="0_100.E8:0_100.E8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RAM C#</text:p>
                <draw:g>
                  <svg:desc>0_100.C8:0_100.C8</svg:desc>
                </draw:g>
              </table:table-cell>
              <table:table-cell office:value-type="string">
                <text:p>RAM C</text:p>
                <draw:g>
                  <svg:desc>0_100.D8:0_100.D8</svg:desc>
                </draw:g>
              </table:table-cell>
              <table:table-cell office:value-type="string">
                <text:p>RAM C++</text:p>
                <draw:g>
                  <svg:desc>0_100.E8:0_100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0_100.B9:0_100.B12</svg:desc>
                </draw:g>
              </table:table-cell>
              <table:table-cell office:value-type="float" office:value="18969463.4666667">
                <text:p>18969463.4666667</text:p>
                <draw:g>
                  <svg:desc>0_100.C9:0_100.C12</svg:desc>
                </draw:g>
              </table:table-cell>
              <table:table-cell office:value-type="float" office:value="1705779.2">
                <text:p>1705779.2</text:p>
                <draw:g>
                  <svg:desc>0_100.D9:0_100.D12</svg:desc>
                </draw:g>
              </table:table-cell>
              <table:table-cell office:value-type="float" office:value="7067955.2">
                <text:p>7067955.2</text:p>
                <draw:g>
                  <svg:desc>0_100.E9:0_100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8905019.7333333">
                <text:p>18905019.7333333</text:p>
              </table:table-cell>
              <table:table-cell office:value-type="float" office:value="1712844.8">
                <text:p>1712844.8</text:p>
              </table:table-cell>
              <table:table-cell office:value-type="float" office:value="6999995.73333333">
                <text:p>6999995.7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8844364.8">
                <text:p>18844364.8</text:p>
              </table:table-cell>
              <table:table-cell office:value-type="float" office:value="1705779.2">
                <text:p>1705779.2</text:p>
              </table:table-cell>
              <table:table-cell office:value-type="float" office:value="7000439.46666667">
                <text:p>7000439.4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